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officeooo:rsid="00042f08" officeooo:paragraph-rsid="00042f08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officeooo:rsid="00042f08" officeooo:paragraph-rsid="00042f08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officeooo:rsid="0006f6e7" officeooo:paragraph-rsid="0006f6e7" style:font-size-asian="14pt" style:font-size-complex="14pt"/>
    </style:style>
    <style:style style:name="T1" style:family="text">
      <style:text-properties fo:language="en" fo:country="US" officeooo:rsid="00057dff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57dff"/>
    </style:style>
    <style:style style:name="T4" style:family="text">
      <style:text-properties officeooo:rsid="0006f6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аблица учета визитов клиентов парикмахерской «Мила». Включает в себя ФИО, номер телефона, учитывает текущий визит клиента. Каждый пятый визит позволяет клиенту получить скидку. Пятый визит окрашивается в красный цвет, четвертый визит окрашивается в синий цвет.</text:p>
      <text:p text:style-name="P1">После набора с клавиатуры данных клиента необходимо нажать кнопку «Ввести» и обновить страницу браузера. <text:span text:style-name="T4">Первый визит клиента проставляется автоматически, далее очередь визита проставляется вручную с последующим обновлением страницы.</text:span> <text:span text:style-name="T3">Для быстрого поиска информации в таблице необходимо использовать комбинацию клавиш «</text:span><text:span text:style-name="T1">Ctrl + F</text:span><text:span text:style-name="T3">».</text:span></text:p>
      <text:p text:style-name="P3"><text:span text:style-name="T2">Таблица отображается в браузере.</text:span><text:span text:style-name="T3"> В</text:span><text:span text:style-name="T2">веденная информация сохраняется при обновлении страницы браузера и после его закрыти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3T18:52:15.824000000</meta:creation-date>
    <dc:date>2022-08-08T20:43:03.852000000</dc:date>
    <meta:editing-duration>PT10M23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3" meta:word-count="91" meta:character-count="709" meta:non-whitespace-character-count="621"/>
  </office:meta>
</office:document-meta>
</file>